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TimeContext.setChronology( @ Nullable Chronology chronolog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text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text.getChronolo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TimeContext.getFormatter( DateTimeFormatter formatt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ateTimeContext.setTimeZone( @ Nullable ZoneId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